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fo:text-shadow="1pt 1pt" fo:font-weight="normal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 fo:text-shadow="1pt 1pt" fo:font-weight="normal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0.635cm" svg:x2="0.635cm" svg:y2="12.7cm">
          <text:p text:style-name="P4"/>
        </draw:line>
        <draw:line draw:style-name="gr2" draw:text-style-name="P3" draw:layer="layout" svg:x1="7.62cm" svg:y1="2.54cm" svg:x2="0.635cm" svg:y2="2.54cm">
          <text:p text:style-name="P4"/>
        </draw:line>
        <draw:frame draw:style-name="gr3" draw:text-style-name="P5" draw:layer="layout" svg:width="6.35cm" svg:height="0.725cm" svg:x="0.635cm" svg:y="1.905cm">
          <draw:text-box>
            <text:p text:style-name="P4"><text:span text:style-name="T1">new</text:span></text:p>
          </draw:text-box>
        </draw:frame>
        <draw:frame draw:style-name="gr4" draw:text-style-name="P6" draw:layer="layout" svg:width="6.985cm" svg:height="9.525cm" svg:x="0.635cm" svg:y="3.175cm">
          <draw:text-box>
            <text:p text:style-name="P4"><text:span text:style-name="T2">= \= == \== &lt;&gt; &gt;&lt;</text:span></text:p>
            <text:p text:style-name="P4"><text:span text:style-name="T2">class</text:span></text:p>
            <text:p text:style-name="P4"><text:span text:style-name="T2">copy</text:span></text:p>
            <text:p text:style-name="P4"><text:span text:style-name="T2">defaultName</text:span></text:p>
            <text:p text:style-name="P4"><text:span text:style-name="T2">hasMethod</text:span></text:p>
            <text:p text:style-name="P4"><text:span text:style-name="T2">identityHash</text:span></text:p>
            <text:p text:style-name="P4"><text:span text:style-name="T2">init</text:span></text:p>
            <text:p text:style-name="P4"><text:span text:style-name="T2">instanceOf</text:span></text:p>
            <text:p text:style-name="P4"><text:span text:style-name="T2">instanceMethod</text:span></text:p>
            <text:p text:style-name="P4"><text:span text:style-name="T2">instanceMethods</text:span></text:p>
            <text:p text:style-name="P4"><text:span text:style-name="T2">isA</text:span></text:p>
            <text:p text:style-name="P4"><text:span text:style-name="T2">objectName</text:span></text:p>
            <text:p text:style-name="P4"><text:span text:style-name="T2">objectName=</text:span></text:p>
            <text:p text:style-name="P4"><text:span text:style-name="T2">request</text:span></text:p>
            <text:p text:style-name="P4"><text:span text:style-name="T2">run</text:span></text:p>
            <text:p text:style-name="P4"><text:span text:style-name="T2">setMethod</text:span></text:p>
            <text:p text:style-name="P4"><text:span text:style-name="T2">start</text:span></text:p>
            <text:p text:style-name="P4"><text:span text:style-name="T2">string</text:span></text:p>
            <text:p text:style-name="P4"><text:span text:style-name="T2">unsetMethod</text:span></text:p>
          </draw:text-box>
        </draw:frame>
        <draw:line draw:style-name="gr2" draw:text-style-name="P2" draw:layer="layout" svg:x1="7.62cm" svg:y1="12.7cm" svg:x2="0.635cm" svg:y2="12.7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1T07:25:08</dc:date>
    <dc:language>en-US</dc:language>
    <meta:editing-cycles>4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